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Grande" svg:font-family="'Lucida Grande', 'Trebuchet MS', Helvetica, Arial, sans-serif"/>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Lucida Calligraphy" svg:font-family="'Lucida Calligraphy'" style:font-family-generic="roman" style:font-pitch="variable"/>
    <style:font-face style:name="Old English Text MT" svg:font-family="'Old English Text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master-page-name="Standard">
      <style:paragraph-properties style:page-number="auto"/>
    </style:style>
    <style:style style:name="P6" style:family="paragraph" style:parent-style-name="List_20_Paragraph" style:list-style-name="WWNum1"/>
    <style:style style:name="P7" style:family="paragraph" style:parent-style-name="List_20_Paragraph" style:list-style-name="WWNum2"/>
    <style:style style:name="P8" style:family="paragraph" style:parent-style-name="List_20_Paragraph" style:list-style-name="WWNum3"/>
    <style:style style:name="T1" style:family="text">
      <style:text-properties style:font-name="Old English Text MT" fo:font-size="18pt" style:font-size-asian="18pt" style:font-size-complex="18pt"/>
    </style:style>
    <style:style style:name="T2" style:family="text">
      <style:text-properties style:font-name="Lucida Calligraphy"/>
    </style:style>
    <style:style style:name="T3" style:family="text">
      <style:text-properties style:font-name="Lucida Calligraphy"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Buch der Burg Klammsbrück</text:span></text:p>
      <text:p text:style-name="P3"><text:span text:style-name="T3">Vermögen der Herren zu Klammsbrück:</text:span></text:p>
      <text:list xml:id="list7048041682018423647" text:style-name="WWNum1">
        <text:list-item>
          <text:p text:style-name="P6"><text:span text:style-name="T2">Barvermögen: 1700 Dukaten in Gold und Wechselbriefen</text:span></text:p>
        </text:list-item>
        <text:list-item>
          <text:p text:style-name="P6"><text:span text:style-name="T2">25 Stein Mindorit (laut Herrn Temyr 2500- 3000 Dukaten wert)</text:span></text:p>
        </text:list-item>
        <text:list-item>
          <text:p text:style-name="P6"><text:span text:style-name="T2">Alchemistische Ingredienzen im Wert von circa 100 Dukaten</text:span></text:p>
        </text:list-item>
        <text:list-item>
          <text:p text:style-name="P6"><text:span text:style-name="T2">Bibliothek der Herrn Magi:</text:span></text:p>
          <text:list>
            <text:list-item>
              <text:p text:style-name="P6"><text:span text:style-name="T3">im Giftschrank:</text:span></text:p>
            </text:list-item>
            <text:list-item>
              <text:p text:style-name="P6"><text:span text:style-name="T2">das Arcanum (gekürzt)</text:span></text:p>
            </text:list-item>
            <text:list-item>
              <text:p text:style-name="P6"><text:span text:style-name="T2">Codex Dimensionis </text:span></text:p>
            </text:list-item>
            <text:list-item>
              <text:p text:style-name="P6"><text:span text:style-name="T2">Astralen Geheimnisse (ungekürzt!)</text:span></text:p>
            </text:list-item>
            <text:list-item>
              <text:p text:style-name="P6"><text:span text:style-name="T2">Codex Septasphaericum (Khunchomer Original)</text:span></text:p>
            </text:list-item>
          </text:list>
        </text:list-item>
      </text:list>
      <text:list xml:id="list6024496767952730113" text:style-name="WWNum2">
        <text:list-item>
          <text:p text:style-name="P7"><text:span text:style-name="T2">Vom Leben in seinen Natürlichen und Übernatürlichen Formen (stark gekürzt)</text:span></text:p>
        </text:list-item>
        <text:list-item>
          <text:p text:style-name="P7"><text:span text:style-name="T2">Borbarads Testament</text:span></text:p>
        </text:list-item>
        <text:list-item>
          <text:p text:style-name="P7"><text:span text:style-name="T3">in der Bibliothek:</text:span></text:p>
        </text:list-item>
        <text:list-item>
          <text:p text:style-name="P7"><text:span text:style-name="T2">Annalen des Götteralters – Kaiser Retho Ausgabe</text:span></text:p>
        </text:list-item>
        <text:list-item>
          <text:p text:style-name="P7"><text:span text:style-name="T2">4 Bücher der Schlange aus einem nahegeliegnen Hesindetempel, Abschrift von Herr Erwen, befassen sich mit Philosophie, Theologie, Rhetorik und Logik</text:span></text:p>
        </text:list-item>
        <text:list-item>
          <text:p text:style-name="P7"><text:span text:style-name="T2">20 Bücher über die Combativa, die Transformatio und eines über die <text:s/>Arkanogenese</text:span></text:p>
        </text:list-item>
        <text:list-item>
          <text:p text:style-name="P7"><text:span text:style-name="T2">30 Bücher über Land, Leute und Geschichte Aventuriens (erworben von Iliricon Tannhaus)</text:span></text:p>
        </text:list-item>
      </text:list>
      <text:list xml:id="list1234849458087925944" text:style-name="WWNum3">
        <text:list-item>
          <text:p text:style-name="P8"><text:span text:style-name="T2">8 persöhnliche Siegelringe mit Initialien und dem Wappen Klammsbrücks bzw. Abänderungen desselbigen</text:span></text:p>
        </text:list-item>
        <text:list-item>
          <text:p text:style-name="P8"><text:span text:style-name="T2">Aus dem Besitz des Liscoms von Fasar:</text:span></text:p>
        </text:list-item>
        <text:list-item>
          <text:p text:style-name="P8"><text:span text:style-name="T2">1 Tiegelchen Schlafgift</text:span></text:p>
        </text:list-item>
        <text:list-item>
          <text:p text:style-name="P8"><text:span text:style-name="T2">2 Tiegelchen Athrax</text:span></text:p>
        </text:list-item>
        <text:list-item>
          <text:p text:style-name="P8"><text:span text:style-name="T2">1 Ampulle Omaris</text:span></text:p>
        </text:list-item>
        <text:list-item>
          <text:p text:style-name="P8"><text:span text:style-name="T2">1 Ring aus Eisen mit Onyxen und Boronssymbolen, als Artefakt zum Eindringen in Träume identifiziert</text:span></text:p>
        </text:list-item>
        <text:list-item>
          <text:p text:style-name="P8"><text:span text:style-name="T2">1 Amulett, eine dämonische Fraze zeigend (nicht analysiert)</text:span></text:p>
        </text:list-item>
        <text:list-item>
          <text:p text:style-name="P8"><text:soft-page-break/><text:span text:style-name="T2">1 Amulett, trägt laut Calhadril ein antimagisches Sieglum</text:span></text:p>
        </text:list-item>
        <text:list-item>
          <text:p text:style-name="P8"><text:span text:style-name="T2">1 Edelstein, laut Herrn Temyr der Karfunkel eines Drachen, Geschenk von Teklador</text:span></text:p>
        </text:list-item>
      </text:list>
      <text:p text:style-name="P2"><text:span text:style-name="T2">Bewohner der Burg und der Ländereien:</text:span></text:p>
      <text:p text:style-name="P1"><text:span text:style-name="T2">Gernot von Klammsbrück &amp; seine Frua Praiogard (Vogt &amp; Vogtin)</text:span></text:p>
      <text:p text:style-name="Standard"><text:span text:style-name="T2">Aufrichtige Seelen, die nun etwa 60 Götterläufe zählen. Der alte Gernot kümmert sich mit Fleiß und einer wahrhaft phexgefälligen Genauigkeit um die Finanzen des Lehens, während seine Frau die gute Seele der Burg ist, die für jeden als Ansprechpartnerin fungiert und die Küche betreibt.</text:span></text:p>
      <text:p text:style-name="Standard"><text:span text:style-name="T2">Gernot ist ein hagerer alter Mann, der seinen Lebensabend in Ruhe verbringen will. Als ehemaliger Kämmerer der Herren von Stahlheim wollte er nicht länger in der Stadt Grunewaldt wohnen und verrichtet nun sein Handwerk auf Klammsbrück, wo ihn sowohl die Bewohner der Burg, als auch die Bauern und Jäger respektieren und schätzen gelernt haben (Typ: Albert [Batman]).</text:span></text:p>
      <text:p text:style-name="Standard"><text:span text:style-name="T2">Seine Frau ist eine quirlige alte Dame, untersetzt mit einigen Steinen zu viel auf der Hüfte, die das Gegenteil ihres Mannes zu sein scheint. Der Garten der Burg ist ihr ein und alles, dort lässt sie selbst Iliricon nur unter ihrer Aufsicht ernten. Dem Geweihten Toran jedoch bringt sie ein Mischung aus Respekt und mütterlicher Fürsorge entgegn. Hätte sie Söhne gehabt, so wären diese natürlich zur Perainekirche geschickt worden. (Typ: Mrs. Sprout [Harry Potter])</text:span></text:p>
      <text:p text:style-name="P1"><text:span text:style-name="T2">Die Baueren:</text:span></text:p>
      <text:p text:style-name="Standard"><text:span text:style-name="T2">Familie Wulfenbruck, deren beiden Söhne Klammsbrücks Wachmannschaft sind.</text:span></text:p>
      <text:p text:style-name="Standard"><text:span text:style-name="T2">Die Familie Wulfenbruck hat ihr Land während des Zuges der Oger vor 15 Jahren verloren. Nachdem sie sich mit ihren beiden damals noch sehr jungen Söhnen als Tagelöhner entlang der Tobimora bei verschiedenen Fischern und Schiffern durchgeschlagen hatten, halfen sie auf den Feldern von Kornheim als Tagelöhner aus. Als die Herren von Klammsbrück neue Pächter suchten, waren sie bereit, alles aufzugeben, um im Tal von Klammsbrück zu arbeiten.</text:span></text:p>
      <text:p text:style-name="Standard"><text:span text:style-name="T2">Familie Treublatt, deren Sohn Alrik Klammsbrücks umstrittener Torwächter ist.</text:span></text:p>
      <text:p text:style-name="Standard"><text:span text:style-name="T2">Die Familie Treublatt wiederum verpachtet selber einige Höfe in Kornheim und ist ein Clan, der in der ganzen Baronie einiges an Einfluss hat. Der Patriarch der Familie Wulfenhardt Treublatt, ist ein Kaufmann in Grunewaldt, während seine Kinder, Enkel und Neffen, beziehungsweise Nichten auf verschiedenen Höfen das sagen haben. Der alte Treublatt war auch der Berater der letzten Barone von Grunewaldt und machte sich als dieser nicht nur Freunde.</text:span></text:p>
      <text:p text:style-name="P4"><text:span text:style-name="T2">Die Lehrmeister</text:span></text:p>
      <text:p text:style-name="P1"><text:soft-page-break/><text:span text:style-name="T2">Iliricon</text:span><text:span text:style-name="T2"> Tannhaus, stellv. Spektabilität der Akademie, Magister Transformationes</text:span></text:p>
      <text:p text:style-name="Standard"><text:span text:style-name="T2">Magister Magnus Tannhaus, stellvertretende Spektabilität zu Klammsbrück, ODL ist ein meisterlicher Verwandlungsmagier, der einst zur Abenteurergruppe der Herren von Klammsbrück gehörte. Nachdem seine Mutter im Orkensturm ermordet wurde, geriet er in die Fänge des Erzdämons Blakharaz und konnte nur durch den heldenhaften Einsatz seiner Kumpanen gerettet werden. Heute lebt er sehr zurückgezogen, über seine Zeit hinaus gealtert, in Klammsbrück und verwaltet dort die Akademie. Sein zweites Projekt ist das Sammeln von allerlei Informationen zu Borbarads Rückkehr, vor allem die Erlebnisberichte der Gezeichnete selbst. Aus ihren Tagebüchern und Erzählungen schreibt er eine Chronik.</text:span></text:p>
      <text:p text:style-name="Standard"><text:span text:style-name="T2">Tannhaus trägt trotz seines jungen Alters von knapp 35 Götterläufen tiefe Falten im Gesicht, die seine elfenhaften Züge etwas verblassen lassen. Er ist jedoch nach wie vor ein guter Stabkämpfer und kompetenter Magus.</text:span></text:p>
      <text:p text:style-name="P1"><text:span text:style-name="T2">Falk Kornberg, Magister Combatitivus</text:span></text:p>
      <text:p text:style-name="Standard"><text:span text:style-name="T2">Magus maior Kornberg ist ein alter Freund Iliricons aus Lowangen. Er forschte mit einer kleinen Gruppe lange Zeit in den Elfenwäldern, um den Verwandlungen der Elfen hinterher zu spüren, allerdings vertrieben ihn diese vor drei Jahren, als er eine Sippe beim Salasandra störte. Da Lowangen tief im orkischen Gebiet lag, wollte er nicht dorthin zurück, sondern begab sich ins Raulsche Reich, wo er sich in Ysilia als Lehrmeister bewarb. Man verweigerte ihm jedoch eine Anstellung, da man keinen Dozenten für Verwandlungen benötigte und außerdem keinen Graumagier in den eigenen Reihen aufnehmen konnte. Der Magus, der sich aber zum Lehrer berufen sah, nachdem seine Forschung misslungen war, wurde nach Klammsbrück geschicjt, um dort bei der Lehre zu helfen.</text:span></text:p>
      <text:p text:style-name="Standard"><text:span text:style-name="T2">Kornberg ist Mitte 30 und ist groß und schmal wie ein Greifvogel. Seine markante Hakennase hat ihm den Spitznamen Adlernase eingebracht, was ihn regelrecht zur Weißglut bringen kann.</text:span></text:p>
      <text:p text:style-name="P1"><text:span text:style-name="T2">Arn Wulfgardt, Adeptus minor combatitvus</text:span></text:p>
      <text:p text:style-name="Standard"><text:span text:style-name="T2">Arn Wulfgardt ist der erste Schüler Calhadrils... [bitte um Ergänzung durch Clahdrils Spieler]</text:span></text:p>
      <text:p text:style-name="P1"><text:span text:style-name="T2">Tanja Winterkalt, Adepta minor transformationes</text:span></text:p>
      <text:p text:style-name="Standard"><text:span text:style-name="T2">Adepta Winterklat hat zusammen mit ArnWulfgardt ihre Prüfung vor einer Sonderkomission des Pentagrammatons zu Punin abgelegt und damit den Grundstein gelegt, dass Klammsbrück eine richtige Akademie werden kann. Sie ist heute neben Iliricon eine Hauptinstruktorin an der Akadmei und kümmert sich neben ihrem eigentlichen Feld, der Transformation, vor allem um die etwas in den Hintergrund gerückte Hohe und Niedere Alchemie, also um Trankherstellung und Arkanogenese. Ihr </text:span><text:soft-page-break/><text:span text:style-name="T2">momentanes Projekt ist die Herstellung von Pentagramma-Artefakten zusammen mit der Akademie zu Ysilia.</text:span></text:p>
      <text:p text:style-name="Standard"><text:span text:style-name="T2">Winterkalt ist ein junge hübsche Frau (Anfang 20) mit Sommersprossen, die ihr Haar gerne offen trägt. Ihre Robe ist recht freizügig geschnitten, was ihr immer wieder Rüffel der älteren Bewohner Klammsbrücks einbringt. Immer wieder verbringt sie Zeit in Ysilia, amn munkelt, sie habe dort einen Liebhaber gefunden. Das immer wiederkehrende Gerücht, sie habe ein Verhältnis mit Ilircon wird von beiden dementiert.</text:span></text:p>
      <text:p text:style-name="P1"><text:span text:style-name="T2">die Schüler:</text:span></text:p>
      <text:p text:style-name="Standard"><text:span text:style-name="T2">Waidgard Fredor, Adepta</text:span></text:p>
      <text:p text:style-name="Standard"><text:span text:style-name="T2">Ferling Bugen, Adeptus</text:span></text:p>
      <text:p text:style-name="Standard"><text:span text:style-name="T2">Waldemar Tiefhuser, Eleve</text:span></text:p>
      <text:p text:style-name="Standard"><text:span text:style-name="T2">Ardare Tiefhuser, Elevin</text:span></text:p>
      <text:p text:style-name="Standard"><text:span text:style-name="T2">Falk von Kornheim, Eleve</text:span></text:p>
      <text:p text:style-name="Standard"><text:span text:style-name="T2">Alinde Westhalfen, Novizin</text:span></text:p>
      <text:p text:style-name="Standard"><text:span text:style-name="T2">Hilda Treublatt, Novizin</text:span></text:p>
      <text:p text:style-name="Standard"><text:span text:style-name="T2">die Jäger [bitte um Ergänzung durch Ragnos]</text:span></text:p>
      <text:p text:style-name="Standard"><text:span text:style-name="T2"/></text:p>
      <text:p text:style-name="Standard"><text:span text:style-name="T2"><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Grande" svg:font-family="'Lucida Grande', 'Trebuchet MS', Helvetica, Arial, sans-serif"/>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Lucida Calligraphy" svg:font-family="'Lucida Calligraphy'" style:font-family-generic="roman" style:font-pitch="variable"/>
    <style:font-face style:name="Old English Text MT" svg:font-family="'Old English Text M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de" fo:country="DE" style:letter-kerning="true"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4917in" style:writing-mode="page"/>
      <style:text-properties style:use-window-font-color="true" style:font-name="Calibri" fo:font-size="11pt" fo:language="de" fo:country="DE"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footnote_20_text" style:display-name="footnote text" style:family="paragraph" style:parent-style-name="Standard" style:default-outline-level="">
      <style:paragraph-properties fo:margin-top="0in" fo:margin-bottom="0in" fo:line-height="100%"/>
      <style:text-properties fo:font-size="10pt" style:font-size-asian="10pt" style:font-size-complex="10pt"/>
    </style:style>
    <style:style style:name="Head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fo:line-height="100%" text:number-lines="false" text:line-number="0">
        <style:tab-stops>
          <style:tab-stop style:position="3.15in" style:type="center"/>
          <style:tab-stop style:position="6.3in" style:type="right"/>
        </style:tab-stops>
      </style:paragraph-properties>
    </style:style>
    <style:style style:name="DSA_20_2" style:display-name="DSA 2" style:family="paragraph" style:parent-style-name="Standard" style:default-outline-level="">
      <style:text-properties fo:font-size="12pt" style:font-size-asian="12pt"/>
    </style:style>
    <style:style style:name="Default_20_Paragraph_20_Font" style:display-name="Default Paragraph Font" style:family="text"/>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991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417in"/>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0417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417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0417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417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0417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417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0417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9839in" fo:margin-right="0.9839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laas</meta:initial-creator>
    <dc:creator>Claas Völcker</dc:creator>
    <meta:editing-cycles>7</meta:editing-cycles>
    <meta:print-date>2012-02-28T15:01:00</meta:print-date>
    <meta:creation-date>2011-10-05T20:20:00</meta:creation-date>
    <dc:date>2014-08-07T19:50:49.50</dc:date>
    <meta:editing-duration>P0D</meta:editing-duration>
    <meta:generator>OpenOffice/4.0.1$Win32 OpenOffice.org_project/401m5$Build-9714</meta:generator>
    <meta:document-statistic meta:table-count="0" meta:image-count="0" meta:object-count="0" meta:page-count="4" meta:paragraph-count="59" meta:word-count="1038" meta:character-count="6992"/>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